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135cm" fo:margin-left="0.035cm" fo:margin-top="0cm" fo:margin-bottom="0cm" table:align="left" style:writing-mode="lr-tb"/>
    </style:style>
    <style:style style:name="Таблица1.A" style:family="table-column">
      <style:table-column-properties style:column-width="0.69cm"/>
    </style:style>
    <style:style style:name="Таблица1.B" style:family="table-column">
      <style:table-column-properties style:column-width="1.284cm"/>
    </style:style>
    <style:style style:name="Таблица1.C" style:family="table-column">
      <style:table-column-properties style:column-width="1.231cm"/>
    </style:style>
    <style:style style:name="Таблица1.D" style:family="table-column">
      <style:table-column-properties style:column-width="1.487cm"/>
    </style:style>
    <style:style style:name="Таблица1.E" style:family="table-column">
      <style:table-column-properties style:column-width="3.916cm"/>
    </style:style>
    <style:style style:name="Таблица1.F" style:family="table-column">
      <style:table-column-properties style:column-width="4.905cm"/>
    </style:style>
    <style:style style:name="Таблица1.G" style:family="table-column">
      <style:table-column-properties style:column-width="4.621cm"/>
    </style:style>
    <style:style style:name="Таблица1.1" style:family="table-row">
      <style:table-row-properties style:min-row-height="0.423cm" fo:keep-together="auto"/>
    </style:style>
    <style:style style:name="Таблица1.A1" style:family="table-cell">
      <style:table-cell-properties style:vertical-align="bottom" fo:padding-left="0.018cm" fo:padding-right="0.018cm" fo:padding-top="0cm" fo:padding-bottom="0cm" fo:border-left="1pt solid #000000" fo:border-right="1pt solid #000000" fo:border-top="1pt solid #000000" fo:border-bottom="none"/>
    </style:style>
    <style:style style:name="Таблица1.B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none"/>
    </style:style>
    <style:style style:name="Таблица1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none"/>
    </style:style>
    <style:style style:name="Таблица1.B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none"/>
    </style:style>
    <style:style style:name="Таблица1.3" style:family="table-row">
      <style:table-row-properties style:min-row-height="0.411cm" fo:keep-together="auto"/>
    </style:style>
    <style:style style:name="Таблица1.A3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.B3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.4" style:family="table-row">
      <style:table-row-properties style:min-row-height="12.702cm" fo:keep-together="auto"/>
    </style:style>
    <style:style style:name="P1" style:family="paragraph" style:parent-style-name="Standard">
      <style:paragraph-properties fo:margin-left="3.129cm" fo:margin-right="0cm" fo:text-indent="0cm" style:auto-text-indent="false">
        <style:tab-stops>
          <style:tab-stop style:position="11.77cm"/>
        </style:tab-stops>
      </style:paragraph-properties>
    </style:style>
    <style:style style:name="P2" style:family="paragraph" style:parent-style-name="Standard">
      <style:paragraph-properties fo:line-height="0.411cm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397cm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404cm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406cm"/>
      <style:text-properties fo:font-size="12pt" style:font-size-asian="12pt" style:font-size-complex="12pt"/>
    </style:style>
    <style:style style:name="P6" style:family="paragraph" style:parent-style-name="Standard">
      <style:paragraph-properties fo:line-height="0.416cm"/>
      <style:text-properties fo:font-size="12pt" style:font-size-asian="12pt" style:font-size-complex="12pt"/>
    </style:style>
    <style:style style:name="P7" style:family="paragraph" style:parent-style-name="Standard">
      <style:paragraph-properties fo:line-height="0.385cm"/>
      <style:text-properties fo:font-size="12pt" style:font-size-asian="12pt" style:font-size-complex="12pt"/>
    </style:style>
    <style:style style:name="P8" style:family="paragraph" style:parent-style-name="Standard">
      <style:paragraph-properties fo:line-height="0.413cm"/>
      <style:text-properties fo:font-size="12pt" style:font-size-asian="12pt" style:font-size-complex="12pt"/>
    </style:style>
    <style:style style:name="P9" style:family="paragraph" style:parent-style-name="Standard">
      <style:paragraph-properties fo:line-height="0.381cm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/>
      <style:text-properties fo:font-size="12pt" officeooo:paragraph-rsid="0038ae3e" style:font-size-asian="12pt" style:font-size-complex="12pt"/>
    </style:style>
    <style:style style:name="P11" style:family="paragraph" style:parent-style-name="Standard">
      <style:paragraph-properties fo:margin-left="5.175cm" fo:margin-right="0cm" fo:text-indent="0cm" style:auto-text-indent="false"/>
    </style:style>
    <style:style style:name="P12" style:family="paragraph" style:parent-style-name="Standard">
      <style:paragraph-properties fo:margin-left="8.456cm" fo:margin-right="0cm" fo:text-indent="0cm" style:auto-text-indent="false"/>
    </style:style>
    <style:style style:name="P13" style:family="paragraph" style:parent-style-name="Standard">
      <style:paragraph-properties fo:margin-left="8.456cm" fo:margin-right="0cm" fo:text-indent="0cm" style:auto-text-indent="false">
        <style:tab-stops>
          <style:tab-stop style:position="12.053cm"/>
        </style:tab-stops>
      </style:paragraph-properties>
    </style:style>
    <style:style style:name="P14" style:family="paragraph" style:parent-style-name="Standard">
      <style:paragraph-properties fo:margin-left="8.456cm" fo:margin-right="0cm" fo:text-indent="0cm" style:auto-text-indent="false">
        <style:tab-stops>
          <style:tab-stop style:position="10.888cm"/>
        </style:tab-stops>
      </style:paragraph-properties>
    </style:style>
    <style:style style:name="P15" style:family="paragraph" style:parent-style-name="Standard">
      <style:paragraph-properties fo:line-height="0.399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0.005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.624cm" fo:margin-right="0cm" fo:text-indent="0cm" style:auto-text-indent="false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fo:font-weight="bold" officeooo:rsid="00387871" officeooo:paragraph-rsid="00387871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0.353cm"/>
      <style:text-properties fo:font-size="10pt" style:font-size-asian="10pt" style:font-size-complex="10pt"/>
    </style:style>
    <style:style style:name="P20" style:family="paragraph" style:parent-style-name="Standard">
      <style:paragraph-properties fo:orphans="0" fo:widows="0"/>
      <style:text-properties fo:font-size="10pt" officeooo:paragraph-rsid="0038ae3e" style:font-size-asian="10pt" style:font-size-complex="10pt"/>
    </style:style>
    <style:style style:name="P21" style:family="paragraph" style:parent-style-name="Standard">
      <style:paragraph-properties fo:margin-left="0.988cm" fo:margin-right="0cm" fo:text-indent="0cm" style:auto-text-indent="false"/>
      <style:text-properties fo:font-size="10pt" style:font-size-asian="10pt" style:font-size-complex="10pt"/>
    </style:style>
    <style:style style:name="P22" style:family="paragraph" style:parent-style-name="Standard">
      <style:paragraph-properties fo:line-height="0.467cm"/>
      <style:text-properties fo:font-size="10pt" officeooo:paragraph-rsid="0038ae3e" style:font-size-asian="10pt" style:font-size-complex="10pt"/>
    </style:style>
    <style:style style:name="P23" style:family="paragraph" style:parent-style-name="Standard">
      <style:paragraph-properties fo:line-height="0.347cm"/>
      <style:text-properties fo:font-size="10pt" officeooo:paragraph-rsid="0038ae3e" style:font-size-asian="10pt" style:font-size-complex="10pt"/>
    </style:style>
    <style:style style:name="P24" style:family="paragraph" style:parent-style-name="Standard">
      <style:paragraph-properties fo:line-height="0.005cm"/>
      <style:text-properties fo:font-size="10pt" style:font-name-asian="Times New Roman1" style:font-size-asian="10pt" style:font-size-complex="10pt"/>
    </style:style>
    <style:style style:name="P25" style:family="paragraph" style:parent-style-name="Standard">
      <style:paragraph-properties fo:margin-left="8.456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6" style:family="paragraph" style:parent-style-name="Standard">
      <style:paragraph-properties fo:margin-left="11.349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7" style:family="paragraph" style:parent-style-name="Standard">
      <style:paragraph-properties fo:margin-left="0.695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8" style:family="paragraph" style:parent-style-name="Standard">
      <style:paragraph-properties fo:margin-left="0.282cm" fo:margin-right="0cm" fo:orphans="0" fo:widows="0" fo:text-indent="0cm" style:auto-text-indent="false"/>
      <style:text-properties fo:font-size="10pt" officeooo:paragraph-rsid="0038ae3e" style:font-name-asian="Times New Roman1" style:font-size-asian="10pt" style:font-size-complex="10pt"/>
    </style:style>
    <style:style style:name="P29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paragraph-rsid="0038ae3e" style:font-name-asian="Times New Roman1" style:font-size-asian="10pt" style:font-size-complex="10pt"/>
    </style:style>
    <style:style style:name="P30" style:family="paragraph" style:parent-style-name="Standard">
      <style:paragraph-properties fo:margin-left="1.235cm" fo:margin-right="0cm" fo:orphans="0" fo:widows="0" fo:text-indent="0cm" style:auto-text-indent="false"/>
      <style:text-properties fo:font-size="10pt" officeooo:paragraph-rsid="0038ae3e" style:font-name-asian="Times New Roman1" style:font-size-asian="10pt" style:font-size-complex="10pt"/>
    </style:style>
    <style:style style:name="P31" style:family="paragraph" style:parent-style-name="Standard">
      <style:paragraph-properties fo:margin-left="0.388cm" fo:margin-right="0cm" fo:orphans="0" fo:widows="0" fo:text-indent="0cm" style:auto-text-indent="false"/>
      <style:text-properties fo:font-size="10pt" officeooo:paragraph-rsid="0038ae3e" style:font-name-asian="Times New Roman1" style:font-size-asian="10pt" style:font-size-complex="10pt"/>
    </style:style>
    <style:style style:name="P32" style:family="paragraph" style:parent-style-name="Standard">
      <style:paragraph-properties fo:margin-left="1.411cm" fo:margin-right="0cm" fo:orphans="0" fo:widows="0" fo:text-indent="0cm" style:auto-text-indent="false"/>
      <style:text-properties fo:font-size="10pt" officeooo:paragraph-rsid="0038ae3e" style:font-name-asian="Times New Roman1" style:font-size-asian="10pt" style:font-size-complex="10pt"/>
    </style:style>
    <style:style style:name="P33" style:family="paragraph" style:parent-style-name="Standard">
      <style:paragraph-properties fo:margin-left="0cm" fo:margin-right="0.176cm" fo:text-align="end" style:justify-single-word="false" fo:orphans="0" fo:widows="0" fo:text-indent="0cm" style:auto-text-indent="false"/>
      <style:text-properties fo:font-size="10pt" officeooo:paragraph-rsid="0038ae3e" style:font-name-asian="Times New Roman1" style:font-size-asian="10pt" style:font-size-complex="10pt"/>
    </style:style>
    <style:style style:name="P34" style:family="paragraph" style:parent-style-name="Standard">
      <style:paragraph-properties fo:margin-left="0.988cm" fo:margin-right="0cm" fo:text-align="end" style:justify-single-word="false" fo:text-indent="0cm" style:auto-text-indent="false"/>
      <style:text-properties fo:font-size="10pt" style:font-name-asian="Times New Roman1" style:font-size-asian="10pt" style:font-size-complex="10pt"/>
    </style:style>
    <style:style style:name="P35" style:family="paragraph" style:parent-style-name="Standard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line-height="0.005cm"/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7" style:family="paragraph" style:parent-style-name="Standard">
      <style:paragraph-properties fo:margin-left="0.723cm" fo:margin-right="0cm" fo:text-indent="0cm" style:auto-text-indent="false">
        <style:tab-stops>
          <style:tab-stop style:position="1.341cm"/>
        </style:tab-stops>
      </style:paragraph-properties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38" style:family="paragraph" style:parent-style-name="Standard">
      <style:paragraph-properties fo:margin-left="0.282cm" fo:margin-right="0cm" fo:text-indent="0cm" style:auto-text-indent="false"/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39" style:family="paragraph" style:parent-style-name="Standard">
      <style:paragraph-properties fo:margin-left="0.695cm" fo:margin-right="0cm" fo:text-indent="0cm" style:auto-text-indent="false"/>
    </style:style>
    <style:style style:name="P40" style:family="paragraph" style:parent-style-name="Standard">
      <style:paragraph-properties fo:margin-left="0.7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paragraph-rsid="001bf36f"/>
    </style:style>
    <style:style style:name="P41" style:family="paragraph" style:parent-style-name="Standard">
      <style:paragraph-properties fo:margin-left="0cm" fo:margin-right="0cm" fo:line-height="0.353cm" fo:text-indent="0cm" style:auto-text-indent="false"/>
    </style:style>
    <style:style style:name="P42" style:family="paragraph" style:parent-style-name="Standard">
      <style:paragraph-properties fo:margin-left="0.988cm" fo:margin-right="0cm" fo:text-indent="0cm" style:auto-text-indent="false"/>
      <style:text-properties fo:font-size="9.5pt" style:font-name-asian="Times New Roman1" style:font-size-asian="9.5pt" style:font-size-complex="9.5pt"/>
    </style:style>
    <style:style style:name="P43" style:family="paragraph" style:parent-style-name="Standard">
      <style:paragraph-properties fo:margin-left="0cm" fo:margin-right="0cm" fo:text-indent="0cm" style:auto-text-indent="false"/>
    </style:style>
    <style:style style:name="P44" style:family="paragraph" style:parent-style-name="Standard">
      <style:paragraph-properties fo:margin-left="0.018cm" fo:margin-right="0cm" fo:line-height="91%" fo:text-align="start" style:justify-single-word="false" fo:text-indent="-0.018cm" style:auto-text-indent="false">
        <style:tab-stops>
          <style:tab-stop style:position="0.635cm"/>
        </style:tab-stops>
      </style:paragraph-properties>
      <style:text-properties fo:font-weight="normal" style:font-weight-asian="normal" style:font-weight-complex="normal"/>
    </style:style>
    <style:style style:name="P45" style:family="paragraph" style:parent-style-name="Standard">
      <style:paragraph-properties fo:margin-left="0.018cm" fo:margin-right="0cm" fo:line-height="91%" fo:text-align="start" style:justify-single-word="false" fo:text-indent="-0.018cm" style:auto-text-indent="false">
        <style:tab-stops>
          <style:tab-stop style:position="0.635cm"/>
        </style:tab-stops>
      </style:paragraph-properties>
      <style:text-properties fo:font-weight="bold" style:font-weight-asian="bold" style:font-weight-complex="bold"/>
    </style:style>
    <style:style style:name="P46" style:family="paragraph" style:parent-style-name="Standard" style:list-style-name="WWNum1">
      <style:paragraph-properties fo:margin-left="0.624cm" fo:margin-right="0cm" fo:text-indent="-0.536cm" style:auto-text-indent="false">
        <style:tab-stops>
          <style:tab-stop style:position="0.624cm"/>
        </style:tab-stops>
      </style:paragraph-properties>
    </style:style>
    <style:style style:name="P47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</style:style>
    <style:style style:name="P48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</style:style>
    <style:style style:name="P49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50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51" style:family="paragraph" style:parent-style-name="Standard" style:list-style-name="Numbering_20_123">
      <style:paragraph-properties fo:line-height="0.353cm"/>
      <style:text-properties fo:font-size="10pt" officeooo:rsid="00387871" officeooo:paragraph-rsid="00387871" style:font-size-asian="10pt" style:font-size-complex="10pt"/>
    </style:style>
    <style:style style:name="P52" style:family="paragraph" style:parent-style-name="Standard" style:list-style-name="WWNum8">
      <style:paragraph-properties fo:line-height="0.45cm"/>
      <style:text-properties fo:font-size="10pt" officeooo:paragraph-rsid="00387871" style:font-size-asian="10pt" style:font-size-complex="10pt"/>
    </style:style>
    <style:style style:name="P53" style:family="paragraph" style:parent-style-name="Standard" style:list-style-name="WWNum8">
      <style:paragraph-properties fo:line-height="0.45cm">
        <style:tab-stops>
          <style:tab-stop style:position="0.617cm"/>
        </style:tab-stops>
      </style:paragraph-properties>
      <style:text-properties fo:font-size="10pt" officeooo:paragraph-rsid="00387871" style:font-size-asian="10pt" style:font-size-complex="10pt"/>
    </style:style>
    <style:style style:name="P54" style:family="paragraph" style:parent-style-name="Standard" style:list-style-name="WWNum3">
      <style:paragraph-properties fo:line-height="91%">
        <style:tab-stops>
          <style:tab-stop style:position="0.617cm"/>
        </style:tab-stops>
      </style:paragraph-properties>
    </style:style>
    <style:style style:name="P55" style:family="paragraph" style:parent-style-name="Standard" style:list-style-name="WWNum4" style:master-page-name="Converted2">
      <style:paragraph-properties fo:margin-left="0.018cm" fo:margin-right="0cm" fo:line-height="91%" fo:text-indent="-0.018cm" style:auto-text-indent="false" style:page-number="auto">
        <style:tab-stops>
          <style:tab-stop style:position="0.635cm"/>
        </style:tab-stops>
      </style:paragraph-properties>
    </style:style>
    <style:style style:name="P56" style:family="paragraph" style:parent-style-name="Standard" style:list-style-name="WWNum5">
      <style:paragraph-properties fo:margin-left="0.035cm" fo:margin-right="1.094cm" fo:line-height="115%" fo:text-indent="-0.016cm" style:auto-text-indent="false">
        <style:tab-stops>
          <style:tab-stop style:position="0.653cm"/>
        </style:tab-stops>
      </style:paragraph-properties>
      <style:text-properties officeooo:paragraph-rsid="0025ca97"/>
    </style:style>
    <style:style style:name="P57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</style:style>
    <style:style style:name="P58" style:family="paragraph" style:parent-style-name="Standard">
      <style:paragraph-properties fo:margin-left="0.018cm" fo:margin-right="0cm" fo:line-height="91%" fo:text-align="start" style:justify-single-word="false" fo:text-indent="-0.018cm" style:auto-text-indent="false">
        <style:tab-stops>
          <style:tab-stop style:position="0.635c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5pt" fo:font-weight="bold" style:font-name-asian="Times New Roman1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387871" style:font-name-asian="Times New Roman1" style:font-size-asian="15pt" style:font-weight-asian="bold" style:font-size-complex="15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name-asian="Times New Roman1" style:font-size-asian="10pt" style:font-size-complex="10pt"/>
    </style:style>
    <style:style style:name="T5" style:family="text">
      <style:text-properties fo:font-size="10pt" officeooo:rsid="0014d791" style:font-name-asian="Times New Roman1" style:font-size-asian="10pt" style:font-size-complex="10pt"/>
    </style:style>
    <style:style style:name="T6" style:family="text">
      <style:text-properties fo:font-size="10pt" officeooo:rsid="0015ac15" style:font-name-asian="Times New Roman1" style:font-size-asian="10pt" style:font-size-complex="10pt"/>
    </style:style>
    <style:style style:name="T7" style:family="text">
      <style:text-properties fo:font-size="10pt" officeooo:rsid="002b9f92" style:font-name-asian="Times New Roman1" style:font-size-asian="10pt" style:font-size-complex="10pt"/>
    </style:style>
    <style:style style:name="T8" style:family="text">
      <style:text-properties fo:font-size="10pt" officeooo:rsid="0031c107" style:font-name-asian="Times New Roman1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4d791" style:font-name-asian="Times New Roman1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5ac15" style:font-name-asian="Times New Roman1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7c12d" style:font-name-asian="Times New Roman1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885dd" style:font-name-asian="Times New Roman1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a4e77" style:font-name-asian="Times New Roman1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bf36f" style:font-name-asian="Times New Roman1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29e748" style:font-name-asian="Times New Roman1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T18" style:family="text">
      <style:text-properties fo:font-size="10pt" style:text-underline-style="solid" style:text-underline-width="auto" style:text-underline-color="font-color" fo:font-weight="normal" officeooo:rsid="0015ac15" style:font-name-asian="Times New Roman1" style:font-size-asian="10pt" style:font-weight-asian="normal" style:font-size-complex="10pt" style:font-weight-complex="normal"/>
    </style:style>
    <style:style style:name="T19" style:family="text">
      <style:text-properties fo:font-size="10pt" style:text-underline-style="solid" style:text-underline-width="auto" style:text-underline-color="font-color" fo:font-weight="normal" officeooo:rsid="001a4e77" style:font-name-asian="Times New Roman1" style:font-size-asian="10pt" style:font-weight-asian="normal" style:font-size-complex="10pt" style:font-weight-complex="normal"/>
    </style:style>
    <style:style style:name="T20" style:family="text">
      <style:text-properties fo:font-size="10pt" style:text-underline-style="solid" style:text-underline-width="auto" style:text-underline-color="font-color" fo:font-weight="normal" officeooo:rsid="00387871" style:font-name-asian="Times New Roman1" style:font-size-asian="10pt" style:font-weight-asian="normal" style:font-size-complex="10pt" style:font-weight-complex="normal"/>
    </style:style>
    <style:style style:name="T21" style:family="text">
      <style:text-properties fo:font-size="10pt" style:text-underline-style="solid" style:text-underline-width="auto" style:text-underline-color="font-color" fo:font-weight="bold" style:font-name-asian="Times New Roman1" style:font-size-asian="10pt" style:font-weight-asian="bold" style:font-size-complex="10pt" style:font-weight-complex="bold"/>
    </style:style>
    <style:style style:name="T22" style:family="text"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T23" style:family="text">
      <style:text-properties fo:font-size="10pt" fo:font-weight="normal" style:font-name-asian="Times New Roman1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387871" style:font-name-asian="Times New Roman1" style:font-size-asian="10pt" style:font-weight-asian="normal" style:font-size-complex="10pt" style:font-weight-complex="normal"/>
    </style:style>
    <style:style style:name="T25" style:family="text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T26" style:family="text">
      <style:text-properties fo:font-size="10pt" style:text-underline-style="none" style:font-name-asian="Times New Roman1" style:font-size-asian="10pt" style:font-size-complex="10pt"/>
    </style:style>
    <style:style style:name="T27" style:family="text">
      <style:text-properties fo:font-size="14.5pt" style:font-name-asian="Times New Roman1" style:font-size-asian="14.5pt" style:font-size-complex="14.5pt"/>
    </style:style>
    <style:style style:name="T28" style:family="text">
      <style:text-properties fo:font-size="8pt" style:text-underline-style="solid" style:text-underline-width="auto" style:text-underline-color="font-color" style:font-name-asian="Times New Roman1" style:font-size-asian="8pt" style:font-size-complex="8pt"/>
    </style:style>
    <style:style style:name="T29" style:family="text">
      <style:text-properties fo:font-size="9.5pt" style:font-name-asian="Times New Roman1" style:font-size-asian="9.5pt" style:font-size-complex="9.5pt"/>
    </style:style>
    <style:style style:name="T30" style:family="text">
      <style:text-properties fo:font-size="9.5pt" officeooo:rsid="0014d791" style:font-name-asian="Times New Roman1" style:font-size-asian="9.5pt" style:font-size-complex="9.5pt"/>
    </style:style>
    <style:style style:name="T31" style:family="text">
      <style:text-properties fo:font-size="9.5pt" officeooo:rsid="0015ac15" style:font-name-asian="Times New Roman1" style:font-size-asian="9.5pt" style:font-size-complex="9.5pt"/>
    </style:style>
    <style:style style:name="T32" style:family="text">
      <style:text-properties fo:font-size="9.5pt" style:text-underline-style="solid" style:text-underline-width="auto" style:text-underline-color="font-color" officeooo:rsid="0014d791" style:font-name-asian="Times New Roman1" style:font-size-asian="9.5pt" style:font-size-complex="9.5pt"/>
    </style:style>
    <style:style style:name="T33" style:family="text">
      <style:text-properties style:use-window-font-color="true" loext:opacity="0%" fo:font-size="10pt" fo:language="ru" fo:country="RU" style:text-underline-style="solid" style:text-underline-width="auto" style:text-underline-color="font-color" fo:font-weight="normal" style:letter-kerning="false" style:font-name-asian="Times New Roman1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T34" style:family="text">
      <style:text-properties style:use-window-font-color="true" loext:opacity="0%" style:text-position="0% 100%" fo:language="ru" fo:country="RU" fo:font-style="normal" style:text-underline-style="none" fo:font-weight="normal" style:letter-kerning="false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35" style:family="text">
      <style:text-properties style:use-window-font-color="true" loext:opacity="0%" style:text-position="0% 100%" fo:language="ru" fo:country="RU" fo:font-style="normal" style:text-underline-style="none" fo:font-weight="normal" officeooo:rsid="00387871" style:letter-kerning="false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36" style:family="text">
      <style:text-properties style:use-window-font-color="true" loext:opacity="0%" fo:language="ru" fo:country="RU" style:text-underline-style="none" fo:font-weight="bold" style:letter-kerning="false" style:language-asian="ru" style:country-asian="RU" style:font-weight-asian="bold" style:font-name-complex="Times New Roman1" style:language-complex="ar" style:country-complex="SA" style:font-weight-complex="bold"/>
    </style:style>
    <style:style style:name="T37" style:family="text">
      <style:text-properties style:use-window-font-color="true" loext:opacity="0%" fo:language="ru" fo:country="RU" style:text-underline-style="none" fo:font-weight="normal" style:letter-kerning="false" style:language-asian="ru" style:country-asian="RU" style:font-weight-asian="normal" style:font-name-complex="Times New Roman1" style:language-complex="ar" style:country-complex="SA" style:font-weight-complex="normal"/>
    </style:style>
    <style:style style:name="T38" style:family="text">
      <style:text-properties style:use-window-font-color="true" loext:opacity="0%" fo:language="ru" fo:country="RU" style:text-underline-style="none" fo:font-weight="normal" officeooo:rsid="00387871" style:letter-kerning="false" style:language-asian="ru" style:country-asian="RU" style:font-weight-asian="normal" style:font-name-complex="Times New Roman1" style:language-complex="ar" style:country-complex="SA" style:font-weight-complex="normal"/>
    </style:style>
    <style:style style:name="T39" style:family="text">
      <style:text-properties style:use-window-font-color="true" loext:opacity="0%" fo:language="ru" fo:country="RU" fo:font-weight="bold" style:letter-kerning="false" style:language-asian="ru" style:country-asian="RU" style:font-weight-asian="bold" style:font-name-complex="Times New Roman1" style:language-complex="ar" style:country-complex="SA" style:font-weight-complex="bold"/>
    </style:style>
    <style:style style:name="T40" style:family="text">
      <style:text-properties fo:font-size="9pt" style:font-name-asian="Times New Roman1" style:font-size-asian="9pt" style:font-size-complex="9pt"/>
    </style:style>
    <style:style style:name="T41" style:family="text">
      <style:text-properties officeooo:rsid="0029e748"/>
    </style:style>
    <style:style style:name="T42" style:family="text">
      <style:text-properties officeooo:rsid="002b9f92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387871" style:font-weight-asian="normal" style:font-weight-complex="normal"/>
    </style:style>
    <style:style style:name="T45" style:family="text">
      <style:text-properties officeooo:rsid="0036a4fb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style:text-position="0% 100%" fo:font-style="normal" fo:font-weight="normal" officeooo:rsid="00387871" style:font-style-asian="normal" style:font-weight-asian="normal" style:font-style-complex="normal" style:font-weight-complex="normal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038ae3e"/>
    </style:style>
    <style:style style:name="T51" style:family="text">
      <style:text-properties fo:font-style="normal" fo:font-weight="normal" officeooo:rsid="00387871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тчет по лабораторной работе №</text:span><text:span text:style-name="T2">5</text:span><text:span text:style-name="T3"><text:tab/></text:span><text:span text:style-name="T27">по курсу </text:span><text:span text:style-name="T28">фундаментальная информатика</text:span></text:p>
      <text:p text:style-name="P2"/>
      <text:p text:style-name="P11"><text:span text:style-name="T4">Студент группы </text:span><text:span text:style-name="T9">М8О-10</text:span><text:span text:style-name="T10">7</text:span><text:span text:style-name="T9">Б-2</text:span><text:span text:style-name="T10">2</text:span><text:span text:style-name="T9"> </text:span><text:span text:style-name="T10">Брюханов</text:span><text:span text:style-name="T9"> </text:span><text:span text:style-name="T10">Захар</text:span><text:span text:style-name="T9"> </text:span><text:span text:style-name="T10">Дмитриевич</text:span><text:span text:style-name="T4">, № по списку <text:s/></text:span><text:span text:style-name="T10">5</text:span></text:p>
      <text:p text:style-name="P3"/>
      <text:p text:style-name="P12"><text:span text:style-name="T4">Контакты: </text:span><text:a xlink:type="simple" xlink:href="mailto:brukhanovz@gmail.com" text:style-name="Internet_20_link" text:visited-style-name="Visited_20_Internet_20_Link"><text:span text:style-name="T5">brukhanovz</text:span></text:a><text:a xlink:type="simple" xlink:href="mailto:brukhanovz@gmail.com" text:style-name="Internet_20_link" text:visited-style-name="Visited_20_Internet_20_Link"><text:span text:style-name="T9">@gmail.com</text:span></text:a><text:span text:style-name="T9">; </text:span><text:span text:style-name="T16">telegram: @br_zahar</text:span></text:p>
      <text:p text:style-name="P4"/>
      <text:p text:style-name="P13"><text:span text:style-name="T4">Работа выполнена: «</text:span><text:span text:style-name="T8">25</text:span><text:span text:style-name="T29">» </text:span><text:span text:style-name="T32">сентября</text:span><text:span text:style-name="T30"> </text:span><text:span text:style-name="T29">20</text:span><text:span text:style-name="T31">22</text:span><text:span text:style-name="T29">г.</text:span></text:p>
      <text:p text:style-name="P5"/>
      <text:p text:style-name="P12"><text:span text:style-name="T4">Преподаватель: </text:span><text:span text:style-name="T11">Аносова</text:span><text:span text:style-name="T9"> </text:span><text:span text:style-name="T11">Наталья Павловна</text:span><text:span text:style-name="T6"> </text:span><text:span text:style-name="T4">каф. 806</text:span></text:p>
      <text:p text:style-name="P6"/>
      <text:p text:style-name="P25">Входной контроль знаний с оценкой _____________________</text:p>
      <text:p text:style-name="P7"/>
      <text:p text:style-name="P14"><text:span text:style-name="T4">Отчет сдан «<text:tab/>» _________20</text:span><text:span text:style-name="T6">22 </text:span><text:span text:style-name="T4">г., итоговая оценка _____</text:span></text:p>
      <text:p text:style-name="P8"/>
      <text:p text:style-name="P26">Подпись преподавателя ________________</text:p>
      <text:p text:style-name="P9"/>
      <text:list xml:id="list474457125" text:style-name="WWNum1">
        <text:list-item>
          <text:list>
            <text:list-item>
              <text:p text:style-name="P46"><text:span text:style-name="T22">Тема:</text:span><text:span text:style-name="T17"> </text:span><text:span text:style-name="T20">Программирование машин Тьюринга</text:span><text:span text:style-name="T33">_______</text:span><text:span text:style-name="T17"> <text:s text:c="77"/>_________ <text:s text:c="21"/></text:span><text:span text:style-name="T4">_______________________________________________________________________________________________</text:span><text:span text:style-name="T9"> <text:s text:c="4"/></text:span></text:p>
            </text:list-item>
          </text:list>
        </text:list-item>
      </text:list>
      <text:p text:style-name="P15"/>
      <text:list xml:id="list1764914256" text:style-name="WWNum2">
        <text:list-item>
          <text:p text:style-name="P47"><text:span text:style-name="T22">Цель работы:</text:span><text:span text:style-name="T17"> </text:span><text:span text:style-name="T20">Составить программу в четверках по условию задачи</text:span><text:span text:style-name="T18"> ____________________________________ _________________________________________</text:span><text:span text:style-name="T33">________________________________________________________</text:span></text:p>
        </text:list-item>
      </text:list>
      <text:p text:style-name="P16"/>
      <text:p text:style-name="P17"/>
      <text:list xml:id="list134252695716281" text:continue-numbering="true" text:style-name="WWNum2">
        <text:list-item>
          <text:p text:style-name="P47"><text:span text:style-name="T22">Задание </text:span><text:span text:style-name="T4">(</text:span><text:span text:style-name="T25">вариант №</text:span><text:span text:style-name="T23"> </text:span><text:span text:style-name="T24">8</text:span><text:span text:style-name="T4">)</text:span><text:span text:style-name="T22">: </text:span><text:span text:style-name="T21"><text:s/></text:span><text:span text:style-name="T20">Обмен местами разрядов двоичного числа, находящихся на чётных и нечётных________ позициях</text:span><text:span text:style-name="T17">_______________</text:span><text:span text:style-name="T23">________________________</text:span><text:span text:style-name="T9"> <text:s text:c="32"/>___________ <text:s text:c="17"/></text:span><text:span text:style-name="T4">______________</text:span></text:p>
        </text:list-item>
      </text:list>
      <text:p text:style-name="P27">_________________________________________________________________________________________________</text:p>
      <text:p text:style-name="P27">_________________________________________________________________________________________________</text:p>
      <text:p text:style-name="P15"/>
      <text:list xml:id="list134252506975551" text:continue-numbering="true" text:style-name="WWNum2">
        <text:list-item>
          <text:p text:style-name="P48"><text:span text:style-name="T22">Оборудование </text:span><text:span text:style-name="T4">(</text:span><text:span text:style-name="T7">студента</text:span><text:span text:style-name="T4">):</text:span></text:p>
        </text:list-item>
      </text:list>
      <text:p text:style-name="P36"/>
      <text:p text:style-name="P16"/>
      <text:p text:style-name="P39"><text:span text:style-name="T4">Процессор </text:span><text:span text:style-name="T28">Intel® Core™ i5-8250U CPU @ 1.60GHz × 8</text:span><text:span text:style-name="T9"> </text:span><text:span text:style-name="T4"><text:s/>с ОП </text:span><text:span text:style-name="T13">1</text:span><text:span text:style-name="T9">2288</text:span><text:span text:style-name="T4"> Мб, НМД </text:span><text:span text:style-name="T9">_ <text:s/>524288_ <text:s/></text:span><text:span text:style-name="T4"><text:s/>Мб. Монитор </text:span><text:span text:style-name="T9">_______</text:span><text:span text:style-name="T12">lenovo</text:span><text:span text:style-name="T9">_________</text:span></text:p>
      <text:p text:style-name="P27">Другие устройства ________________________________________________________________________________</text:p>
      <text:p text:style-name="P27">_________________________________________________________________________________________________</text:p>
      <text:p text:style-name="P15"/>
      <text:list xml:id="list134251462313226" text:continue-numbering="true" text:style-name="WWNum2">
        <text:list-item>
          <text:p text:style-name="P49">Программное обеспечение (<text:span text:style-name="T42">студента</text:span>):</text:p>
        </text:list-item>
      </text:list>
      <text:p text:style-name="P36"/>
      <text:p text:style-name="P16"/>
      <text:p text:style-name="P39"><text:span text:style-name="T4">Операционная система семейства </text:span><text:span text:style-name="T9">___Unix____</text:span><text:span text:style-name="T4">, наименование </text:span><text:span text:style-name="T9">__</text:span><text:span text:style-name="T12">Ubuntu</text:span><text:span text:style-name="T9">____________</text:span><text:span text:style-name="T4"> версия </text:span><text:span text:style-name="T9">___</text:span><text:span text:style-name="T13">22.</text:span><text:span text:style-name="T9"> <text:s text:c="2"/>__________</text:span></text:p>
      <text:p text:style-name="P39"><text:span text:style-name="T4">интерпретатор команд </text:span><text:span text:style-name="T9">____bash________</text:span><text:span text:style-name="T4"> версия </text:span><text:span text:style-name="T9">__5.</text:span><text:span text:style-name="T14">1</text:span><text:span text:style-name="T9">.1</text:span><text:span text:style-name="T14">6</text:span><text:span text:style-name="T9">____</text:span><text:span text:style-name="T4">.</text:span></text:p>
      <text:p text:style-name="P39"><text:span text:style-name="T4">Система программирования </text:span><text:span text:style-name="T9">______________________________________</text:span><text:span text:style-name="T26">версия</text:span><text:span text:style-name="T4"> </text:span><text:span text:style-name="T9">_______________</text:span></text:p>
      <text:p text:style-name="P39"><text:span text:style-name="T4">Редактор текстов </text:span><text:span text:style-name="T17">_____</text:span><text:span text:style-name="T19">E</text:span><text:span text:style-name="T17">macs_______________________________________________</text:span><text:span text:style-name="T23"> версия </text:span><text:span text:style-name="T17">_</text:span><text:span text:style-name="T19">3.24.30</text:span><text:span text:style-name="T17"> <text:s text:c="2"/>_________</text:span></text:p>
      <text:p text:style-name="P40"><text:span text:style-name="T4">Утилиты операционной системы </text:span><text:span text:style-name="T14">Команды who, pwd, ls, cd, cp, mv, rm, cat, ps, mkdir, rmdir___________________ ________</text:span><text:span text:style-name="T9">_______</text:span><text:span text:style-name="T4">_______</text:span><text:span text:style-name="T9">_________________ _________________________________________________________</text:span></text:p>
      <text:p text:style-name="P40"><text:span text:style-name="T17">Прикладные системы и программы __</text:span><text:span text:style-name="T19">Gnuplot, bc</text:span><text:span text:style-name="T17"> <text:s text:c="135"/></text:span></text:p>
      <text:p text:style-name="P27">_________________________________________________________________________________________________</text:p>
      <text:p text:style-name="P39"><text:span text:style-name="T4">Местонахождение и имена файлов программ и данных на домашнем компьютере ______</text:span><text:span text:style-name="T9">home/</text:span><text:span text:style-name="T15">br_zahar</text:span><text:span text:style-name="T9">_________</text:span></text:p>
      <text:p text:style-name="P43"><text:span text:style-name="T22">6. Идея, метод, алгоритм </text:span><text:span text:style-name="T40">решения задачи</text:span><text:span text:style-name="T22"> </text:span><text:span text:style-name="T40">(в формах:</text:span><text:span text:style-name="T22"> </text:span><text:span text:style-name="T40">словесной,</text:span><text:span text:style-name="T22"> </text:span><text:span text:style-name="T40">псевдокода,</text:span><text:span text:style-name="T22"> </text:span><text:span text:style-name="T40">графической</text:span><text:span text:style-name="T22"> </text:span><text:span text:style-name="T40">[блок-схема,</text:span><text:span text:style-name="T22"> </text:span><text:span text:style-name="T40">диаграмма,</text:span><text:span text:style-name="T22"> </text:span><text:span text:style-name="T40">рисунок,</text:span><text:span text:style-name="T22"> </text:span><text:span text:style-name="T40">таблица] или формальные спецификации с пред- и постусловиями)</text:span></text:p>
      <text:list xml:id="list2929915946" text:style-name="Numbering_20_123">
        <text:list-item>
          <text:p text:style-name="P51">Переставить все цифры стоящие на нечётных позициях</text:p>
        </text:list-item>
        <text:list-item>
          <text:p text:style-name="P51">Переставить все цифры на нечетных позициях</text:p>
        </text:list-item>
        <text:list-item>
          <text:p text:style-name="P51">Удалить промежуточный алфавит, оставшийся от исходного числа</text:p>
        </text:list-item>
        <text:list-item>
          <text:p text:style-name="P51">Удалить промежуточный алфавит в ответе</text:p>
        </text:list-item>
      </text:list>
      <text:p text:style-name="P19"/>
      <text:p text:style-name="P19"/>
      <text:p text:style-name="P19"/>
      <text:list xml:id="list3568831364" text:style-name="WWNum3">
        <text:list-item>
          <text:p text:style-name="P54"><text:span text:style-name="T22">Сценарий выполнения работы </text:span><text:span text:style-name="T40">[план работы,</text:span><text:span text:style-name="T22"> </text:span><text:span text:style-name="T40">первоначальный текст программы в черновике</text:span><text:span text:style-name="T22"> </text:span><text:span text:style-name="T40">(можно на отдельном листе)</text:span><text:span text:style-name="T22"> </text:span><text:span text:style-name="T40">и</text:span><text:span text:style-name="T22"> </text:span><text:span text:style-name="T40">тесты либо соображения по тестированию].</text:span></text:p>
        </text:list-item>
      </text:list>
      <text:p text:style-name="P18"/>
      <text:p text:style-name="P18"><text:span text:style-name="T46">Тесты</text:span>:</text:p>
      <text:list xml:id="list473483905" text:style-name="WWNum8">
        <text:list-item>
          <text:p text:style-name="P52"><text:span text:style-name="T36">&lt; </text:span><text:span text:style-name="T37">0</text:span><text:span text:style-name="T36"> &gt; → &lt;</text:span><text:span text:style-name="T37"> <text:s/>0 <text:s/></text:span><text:span text:style-name="T36">&gt;</text:span></text:p>
        </text:list-item>
        <text:list-item>
          <text:p text:style-name="P52"><text:span text:style-name="T36">&lt; </text:span><text:span text:style-name="T38">10 </text:span><text:span text:style-name="T36">&gt; → &lt; </text:span><text:span text:style-name="T38">01</text:span><text:span text:style-name="T36"> &gt;</text:span></text:p>
        </text:list-item>
        <text:list-item>
          <text:p text:style-name="P52"><text:span text:style-name="T49">&lt;</text:span><text:span text:style-name="T43"> </text:span><text:span text:style-name="T44">101</text:span><text:span text:style-name="T43"> </text:span><text:span text:style-name="T49">&gt; → &lt;</text:span><text:span text:style-name="T43"> </text:span><text:span text:style-name="T44">01</text:span><text:span text:style-name="T43">1 </text:span><text:span text:style-name="T49">&gt;</text:span></text:p>
        </text:list-item>
        <text:list-item>
          <text:p text:style-name="P53"><text:span text:style-name="T39">&lt;</text:span><text:span text:style-name="T43"> </text:span><text:span text:style-name="T51">1011</text:span><text:span text:style-name="T52"> &gt; </text:span><text:span text:style-name="T53">→ </text:span><text:span text:style-name="T47">&lt; </text:span><text:span text:style-name="T48">0</text:span><text:span text:style-name="T34">1</text:span><text:span text:style-name="T35">11</text:span><text:span text:style-name="T34"> </text:span><text:span text:style-name="T47">&gt;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35">Пункты 1-7 отчета составляются строго до начала лабораторной работы.</text:p>
      <text:p text:style-name="P41"><text:span text:style-name="T25"><text:tab/><text:tab/><text:tab/><text:tab/>Допущен к выполнению работы. </text:span><text:span text:style-name="T22">Подпись препод</text:span><text:bookmark text:name="_GoBack"/><text:span text:style-name="T22">авателя</text:span><text:span text:style-name="T25"> </text:span><text:span text:style-name="T22">_____________________</text:span></text:p>
      <text:list xml:id="list622162727" text:style-name="WWNum4">
        <text:list-item>
          <text:p text:style-name="P55"><text:span text:style-name="T22">Распечатка протокола </text:span><text:span text:style-name="T40">(подклеить листинг окончательного варианта программы с тестовыми примерами,</text:span><text:span text:style-name="T22"> </text:span><text:span text:style-name="T40">подписанный</text:span><text:span text:style-name="T22"> </text:span><text:span text:style-name="T40">преподавателем).</text:span></text:p>
        </text:list-item>
      </text:list>
      <text:p text:style-name="P45"/>
      <text:p text:style-name="P44">00, ,&lt;,tobegin1</text:p>
      <text:p text:style-name="P44"/>
      <text:p text:style-name="P44">tobegin1,0,&lt;,tobegin1 #перевожу указатель в начало строки первый раз</text:p>
      <text:p text:style-name="P44">tobegin1,1,&lt;,tobegin1</text:p>
      <text:p text:style-name="P44">tobegin1,o,&lt;,tobegin1</text:p>
      <text:p text:style-name="P44">tobegin1,z,&lt;,tobegin1</text:p>
      <text:p text:style-name="P44">tobegin1, ,&gt;,chek1</text:p>
      <text:p text:style-name="P44"/>
      <text:p text:style-name="P44">chek1,0,o,even0 #запоминаем число на нечетной позиции</text:p>
      <text:p text:style-name="P44">chek1,1,z,even1</text:p>
      <text:p text:style-name="P44">chek1,o,&gt;,chek1</text:p>
      <text:p text:style-name="P44">chek1,z,&gt;,chek1</text:p>
      <text:p text:style-name="P44"/>
      <text:p text:style-name="P44">even0,0,&gt;,even0</text:p>
      <text:p text:style-name="P44">even0,1,&gt;,even0</text:p>
      <text:p text:style-name="P44">even0,o,&gt;,even0</text:p>
      <text:p text:style-name="P44">even0,z,&gt;,even0</text:p>
      <text:p text:style-name="P44">even0, ,&gt;,inseven0 #insert even0</text:p>
      <text:p text:style-name="P44"/>
      <text:p text:style-name="P44">even1,0,&gt;,even1</text:p>
      <text:p text:style-name="P44">even1,1,&gt;,even1</text:p>
      <text:p text:style-name="P44">even1,o,&gt;,even1</text:p>
      <text:p text:style-name="P44">even1,z,&gt;,even1</text:p>
      <text:p text:style-name="P44">even1, ,&gt;,inseven1 #insert even1</text:p>
      <text:p text:style-name="P44"/>
      <text:p text:style-name="P44">inseven0,0,&gt;,inseven0</text:p>
      <text:p text:style-name="P44">inseven0,1,&gt;,inseven0</text:p>
      <text:p text:style-name="P44">inseven0,k,&gt;,pasteven0</text:p>
      <text:p text:style-name="P44">inseven0, ,k,inseven0</text:p>
      <text:p text:style-name="P44"/>
      <text:p text:style-name="P44">inseven1,0,&gt;,inseven1</text:p>
      <text:p text:style-name="P44">inseven1,1,&gt;,inseven1</text:p>
      <text:p text:style-name="P44">inseven1,k,&gt;,pasteven1</text:p>
      <text:p text:style-name="P44">inseven1, ,k,inseven1</text:p>
      <text:p text:style-name="P44"/>
      <text:p text:style-name="P44">pasteven0, ,0,toend #вставили 0 и переходим к концу первоначального слова</text:p>
      <text:p text:style-name="P44"/>
      <text:p text:style-name="P44">pasteven1, ,1,toend #вставили 1 и переходим к концу первоначального слова</text:p>
      <text:p text:style-name="P44"/>
      <text:p text:style-name="P44">toend,0,&lt;,toend</text:p>
      <text:p text:style-name="P44">toend,1,&lt;,toend</text:p>
      <text:p text:style-name="P44">toend,k,&lt;,toend</text:p>
      <text:p text:style-name="P44">toend, ,=,01</text:p>
      <text:p text:style-name="P44"/>
      <text:p text:style-name="P44">01, ,&lt;,tobegink</text:p>
      <text:p text:style-name="P44"/>
      <text:p text:style-name="P44">tobegink,0,&lt;,tobegink</text:p>
      <text:p text:style-name="P44">tobegink,1,&lt;,tobegink</text:p>
      <text:p text:style-name="P44">tobegink,o,&gt;,pr #пропускаем один элемент</text:p>
      <text:p text:style-name="P44">tobegink,z,&gt;,pr #пропускаем один элемент</text:p>
      <text:p text:style-name="P44"/>
      <text:p text:style-name="P44">pr,0,&gt;,chek</text:p>
      <text:p text:style-name="P44">pr,1,&gt;,chek</text:p>
      <text:p text:style-name="P44">pr, ,&lt;,tok</text:p>
      <text:p text:style-name="P44"/>
      <text:p text:style-name="P44">chek,0,o,even00 #запоминаем число на нечетной позиции</text:p>
      <text:p text:style-name="P44">chek,1,z,even11</text:p>
      <text:p text:style-name="P44">chek,o,&gt;,chek</text:p>
      <text:p text:style-name="P44"><text:soft-page-break/>chek,z,&gt;,chek</text:p>
      <text:p text:style-name="P44">chek, ,&lt;,tok #перемещаемся до первого k</text:p>
      <text:p text:style-name="P44"/>
      <text:p text:style-name="P44">even00,0,&gt;,even00</text:p>
      <text:p text:style-name="P44">even00,1,&gt;,even00</text:p>
      <text:p text:style-name="P44">even00,o,&gt;,even00</text:p>
      <text:p text:style-name="P44">even00,z,&gt;,even00</text:p>
      <text:p text:style-name="P44">even00, ,&gt;,inseven00 #insert even00</text:p>
      <text:p text:style-name="P44"/>
      <text:p text:style-name="P44">even11,0,&gt;,even11</text:p>
      <text:p text:style-name="P44">even11,1,&gt;,even11</text:p>
      <text:p text:style-name="P44">even11,o,&gt;,even11</text:p>
      <text:p text:style-name="P44">even11,z,&gt;,even11</text:p>
      <text:p text:style-name="P44">even11, ,&gt;,inseven11 #insert even11</text:p>
      <text:p text:style-name="P44"/>
      <text:p text:style-name="P44">inseven00,0,&gt;,inseven00</text:p>
      <text:p text:style-name="P44">inseven00,1,&gt;,inseven00</text:p>
      <text:p text:style-name="P44">inseven00,k,&gt;,inseven00</text:p>
      <text:p text:style-name="P44">inseven00, ,k,per00</text:p>
      <text:p text:style-name="P44"/>
      <text:p text:style-name="P44">inseven11,0,&gt;,inseven11</text:p>
      <text:p text:style-name="P44">inseven11,1,&gt;,inseven11</text:p>
      <text:p text:style-name="P44">inseven11,k,&gt;,inseven11</text:p>
      <text:p text:style-name="P44">inseven11, ,k,per11</text:p>
      <text:p text:style-name="P44"/>
      <text:p text:style-name="P44">per00,k,&gt;,pasteven00</text:p>
      <text:p text:style-name="P44"/>
      <text:p text:style-name="P44">per11,k,&gt;,pasteven11</text:p>
      <text:p text:style-name="P44"/>
      <text:p text:style-name="P44">pasteven00, ,0,toend #вставили 0 и переходим к концу первоначального слова</text:p>
      <text:p text:style-name="P44"/>
      <text:p text:style-name="P44">pasteven11, ,1,toend #вставили 1 и переходим к концу первоначального слова</text:p>
      <text:p text:style-name="P44"/>
      <text:p text:style-name="P44">tok,0,&lt;,tok</text:p>
      <text:p text:style-name="P44">tok,1,&lt;,tok</text:p>
      <text:p text:style-name="P44">tok,o,&lt;,tok</text:p>
      <text:p text:style-name="P44">tok,z,&lt;,tok</text:p>
      <text:p text:style-name="P44">tok, ,&gt;,unchek</text:p>
      <text:p text:style-name="P44"/>
      <text:p text:style-name="P44">unchek,0,o,uneven0</text:p>
      <text:p text:style-name="P44">unchek,1,z,uneven1</text:p>
      <text:p text:style-name="P44">unchek,o,&gt;,unchek</text:p>
      <text:p text:style-name="P44">unchek,z,&gt;,unchek</text:p>
      <text:p text:style-name="P44">unchek, ,&lt;,st</text:p>
      <text:p text:style-name="P44"/>
      <text:p text:style-name="P44">st,o,&lt;,st</text:p>
      <text:p text:style-name="P44">st,z,&lt;,st</text:p>
      <text:p text:style-name="P44">st, ,&gt;,peremen</text:p>
      <text:p text:style-name="P44"/>
      <text:p text:style-name="P44">peremen,o,0,peremen</text:p>
      <text:p text:style-name="P44">peremen,z,1,peremen</text:p>
      <text:p text:style-name="P44">peremen,0,&gt;,peremen</text:p>
      <text:p text:style-name="P44">peremen,1,&gt;,peremen</text:p>
      <text:p text:style-name="P44">peremen, ,&gt;,delk</text:p>
      <text:p text:style-name="P44"/>
      <text:p text:style-name="P44">delk,0,&gt;,delk</text:p>
      <text:p text:style-name="P44">delk,1,&gt;,delk</text:p>
      <text:p text:style-name="P44">delk,k,&gt;,del</text:p>
      <text:p text:style-name="P44">delk, ,&lt;,endr</text:p>
      <text:p text:style-name="P44"/>
      <text:p text:style-name="P44"><text:soft-page-break/>del,0, ,del0</text:p>
      <text:p text:style-name="P44">del,1, ,del1</text:p>
      <text:p text:style-name="P44"/>
      <text:p text:style-name="P44">del0, ,&lt;,del0</text:p>
      <text:p text:style-name="P44">del0,k,0,endr</text:p>
      <text:p text:style-name="P44"/>
      <text:p text:style-name="P44">del1, ,&lt;,del1</text:p>
      <text:p text:style-name="P44">del1,k,1,endr</text:p>
      <text:p text:style-name="P44"/>
      <text:p text:style-name="P44">endr,0,&gt;,end</text:p>
      <text:p text:style-name="P44">endr,1,&gt;,end</text:p>
      <text:p text:style-name="P44"/>
      <text:p text:style-name="P44">end, ,#,end</text:p>
      <text:p text:style-name="P44"/>
      <text:p text:style-name="P44">uneven0,0,&gt;,uneven0</text:p>
      <text:p text:style-name="P44">uneven0,1,&gt;,uneven0</text:p>
      <text:p text:style-name="P44">uneven0,o,&gt;,uneven0</text:p>
      <text:p text:style-name="P44">uneven0,z,&gt;,uneven0</text:p>
      <text:p text:style-name="P44">uneven0, ,&gt;,insuneven0</text:p>
      <text:p text:style-name="P44"/>
      <text:p text:style-name="P44">uneven1,0,&gt;,uneven1</text:p>
      <text:p text:style-name="P44">uneven1,1,&gt;,uneven1</text:p>
      <text:p text:style-name="P44">uneven1,o,&gt;,uneven1</text:p>
      <text:p text:style-name="P44">uneven1,z,&gt;,uneven1</text:p>
      <text:p text:style-name="P44">uneven1, ,&gt;,insuneven1</text:p>
      <text:p text:style-name="P44"/>
      <text:p text:style-name="P44">insuneven0,0,&gt;,insuneven0</text:p>
      <text:p text:style-name="P44">insuneven0,1,&gt;,insuneven0</text:p>
      <text:p text:style-name="P44">insuneven0,k,=,unper0</text:p>
      <text:p text:style-name="P44"/>
      <text:p text:style-name="P44">insuneven1,0,&gt;,insuneven1</text:p>
      <text:p text:style-name="P44">insuneven1,1,&gt;,insuneven1</text:p>
      <text:p text:style-name="P44">insuneven1,k,=,unper1</text:p>
      <text:p text:style-name="P44"/>
      <text:p text:style-name="P44">unper0,k,0,untoend</text:p>
      <text:p text:style-name="P44"/>
      <text:p text:style-name="P44">unper1,k,1,untoend</text:p>
      <text:p text:style-name="P44"/>
      <text:p text:style-name="P44">untoend,0,&lt;,untoend</text:p>
      <text:p text:style-name="P44">untoend,1,&lt;,untoend</text:p>
      <text:p text:style-name="P44">untoend,k,&lt;,untoend</text:p>
      <text:p text:style-name="P44">untoend, ,=,02</text:p>
      <text:p text:style-name="P44"/>
      <text:p text:style-name="P44">02, ,&lt;,tok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2985905903" text:style-name="WWNum5">
        <text:list-item>
          <text:p text:style-name="P56"><text:soft-page-break/><text:span text:style-name="T22">Дневник отладки </text:span><text:span text:style-name="T40">должен содержать дату и время сеансов отладки, и основные события</text:span><text:span text:style-name="T22"> </text:span><text:span text:style-name="T40">(ошибки в сценарии и программе,</text:span><text:span text:style-name="T22"> </text:span><text:span text:style-name="T40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2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28">№</text:p>
          </table:table-cell>
          <table:table-cell table:style-name="Таблица1.B1" office:value-type="string">
            <text:p text:style-name="P33">Лаб.</text:p>
          </table:table-cell>
          <table:table-cell table:style-name="Таблица1.B1" office:value-type="string">
            <text:p text:style-name="P29">Дата</text:p>
          </table:table-cell>
          <table:table-cell table:style-name="Таблица1.B1" office:value-type="string">
            <text:p text:style-name="P29">Время</text:p>
          </table:table-cell>
          <table:table-cell table:style-name="Таблица1.B1" office:value-type="string">
            <text:p text:style-name="P30">Событие</text:p>
          </table:table-cell>
          <table:table-cell table:style-name="Таблица1.B1" office:value-type="string">
            <text:p text:style-name="P31">Действие по исправлению</text:p>
          </table:table-cell>
          <table:table-cell table:style-name="Таблица1.B1" office:value-type="string">
            <text:p text:style-name="P32">Примечание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B2" office:value-type="string">
            <text:p text:style-name="P33">или</text:p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</table:table-row>
        <table:table-row table:style-name="Таблица1.3">
          <table:table-cell table:style-name="Таблица1.A3" office:value-type="string">
            <text:p text:style-name="P20"/>
          </table:table-cell>
          <table:table-cell table:style-name="Таблица1.B3" office:value-type="string">
            <text:p text:style-name="P33">дом.</text:p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</table:table-row>
        <table:table-row table:style-name="Таблица1.4">
          <table:table-cell table:style-name="Таблица1.A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</table:table-row>
      </table:table>
      <text:p text:style-name="P23"/>
      <text:list xml:id="list1404833746" text:style-name="WWNum6">
        <text:list-item>
          <text:p text:style-name="P57"><text:span text:style-name="T22">Замечания автора </text:span><text:span text:style-name="T4">по существу работы</text:span><text:span text:style-name="T9"> ________________________________________________________ _______________________________________________________________________________________________________________________________________________________________________ <text:s text:c="186"/></text:span></text:p>
        </text:list-item>
      </text:list>
      <text:p text:style-name="P37"><text:s text:c="207"/></text:p>
      <text:list xml:id="list134250972741837" text:continue-numbering="true" text:style-name="WWNum6">
        <text:list-item>
          <text:p text:style-name="P50">Выводы</text:p>
        </text:list-item>
      </text:list>
      <text:p text:style-name="P24"/>
      <text:p text:style-name="P38"><text:span text:style-name="T41">Я </text:span><text:span text:style-name="T50">научился писать программы для машины Тьюринга в четверках</text:span><text:span text:style-name="T45">________________________________________ </text:span>___________________________________________________ <text:s text:c="6"/>___ <text:s text:c="79"/></text:p>
      <text:p text:style-name="P38">___________________________________________________________________ <text:s text:c="59"/></text:p>
      <text:p text:style-name="P38">___________________________________________________________________ <text:s text:c="59"/></text:p>
      <text:p text:style-name="P38">___________________________________________________________________ <text:s text:c="59"/></text:p>
      <text:p text:style-name="P38">___________________________________________________________________ <text:s text:c="59"/></text:p>
      <text:p text:style-name="P38">___________________________________________________________________ <text:s text:c="59"/></text:p>
      <text:p text:style-name="P42">Недочёты при выполнении задания могут быть устранены следующим образом: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1"/>
      <text:p text:style-name="P34">Подпись студента 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Маркеры_20_списка" style:display-name="Маркеры списка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64" style:display-name="ListLabel 64" style:family="text">
      <style:text-properties fo:font-weight="bold" style:font-weight-asian="bold" style:font-weight-complex="bold"/>
    </style:style>
    <style:style style:name="ListLabel_20_65" style:display-name="ListLabel 65" style:family="text">
      <style:text-properties fo:font-weight="bold" style:font-weight-asian="bold" style:font-weight-complex="bold"/>
    </style:style>
    <style:style style:name="ListLabel_20_66" style:display-name="ListLabel 66" style:family="text">
      <style:text-properties fo:font-weight="bold" style:font-weight-asian="bold" style:font-weight-complex="bold"/>
    </style:style>
    <style:style style:name="ListLabel_20_67" style:display-name="ListLabel 67" style:family="text">
      <style:text-properties fo:font-weight="bold" style:font-weight-asian="bold" style:font-weight-complex="bold"/>
    </style:style>
    <style:style style:name="ListLabel_20_68" style:display-name="ListLabel 68" style:family="text">
      <style:text-properties fo:font-weight="bold" style:font-weight-asian="bold" style:font-weight-complex="bold"/>
    </style:style>
    <style:style style:name="ListLabel_20_69" style:display-name="ListLabel 69" style:family="text">
      <style:text-properties fo:font-weight="bold" style:font-weight-asian="bold" style:font-weight-complex="bold"/>
    </style:style>
    <style:style style:name="ListLabel_20_70" style:display-name="ListLabel 70" style:family="text">
      <style:text-properties fo:font-weight="bold" style:font-weight-asian="bold" style:font-weight-complex="bold"/>
    </style:style>
    <style:style style:name="ListLabel_20_71" style:display-name="ListLabel 71" style:family="text">
      <style:text-properties fo:font-weight="bold" style:font-weight-asian="bold" style:font-weight-complex="bold"/>
    </style:style>
    <style:style style:name="ListLabel_20_72" style:display-name="ListLabel 72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15cm" fo:margin-bottom="1.152cm" fo:margin-left="1.669cm" fo:margin-right="1.422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69cm" fo:margin-bottom="1.429cm" fo:margin-left="1.764cm" fo:margin-right="1.139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52cm" fo:margin-bottom="2.54cm" fo:margin-left="1.676cm" fo:margin-right="1.916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10:29:00</meta:creation-date>
    <meta:initial-creator>Windows User</meta:initial-creator>
    <dc:language>ru-RU</dc:language>
    <dc:date>2022-10-03T13:42:50.581764851</dc:date>
    <meta:editing-cycles>34</meta:editing-cycles>
    <meta:editing-duration>PT3H22M14S</meta:editing-duration>
    <meta:generator>LibreOffice/7.3.6.2$Linux_X86_64 LibreOffice_project/30$Build-2</meta:generator>
    <meta:document-statistic meta:table-count="1" meta:image-count="0" meta:object-count="0" meta:page-count="5" meta:paragraph-count="184" meta:word-count="631" meta:character-count="8381" meta:non-whitespace-character-count="68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